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" svg:font-family="'Droid Sans'" style:font-family-generic="swiss"/>
    <style:font-face style:name="Droid Sans1" svg:font-family="'Droid Sans'" style:font-family-generic="system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automatic-styles>
    <style:style style:name="P1" style:family="paragraph" style:parent-style-name="Standard" style:master-page-name="">
      <style:paragraph-properties fo:line-height="150%" fo:text-align="center" style:justify-single-word="false" style:page-number="auto"/>
      <style:text-properties fo:font-size="48pt" style:font-size-asian="48pt" style:font-size-complex="48pt"/>
    </style:style>
    <style:style style:name="P2" style:family="paragraph" style:parent-style-name="Standard">
      <style:paragraph-properties fo:line-height="150%" fo:text-align="center" style:justify-single-word="false"/>
      <style:text-properties fo:font-size="48pt" style:font-size-asian="48pt" style:font-size-complex="48pt"/>
    </style:style>
    <style:style style:name="P3" style:family="paragraph" style:parent-style-name="Standard">
      <style:paragraph-properties fo:line-height="150%" fo:text-align="center" style:justify-single-word="false"/>
      <style:text-properties fo:font-size="44pt" style:font-size-asian="44pt" style:font-size-complex="44pt"/>
    </style:style>
    <style:style style:name="P4" style:family="paragraph" style:parent-style-name="Standard">
      <style:paragraph-properties fo:line-height="150%" fo:text-align="center" style:justify-single-word="false"/>
      <style:text-properties fo:font-size="14pt" officeooo:rsid="001f3705" officeooo:paragraph-rsid="001f3705" style:font-size-asian="12.25pt" style:font-size-complex="14pt"/>
    </style:style>
    <style:style style:name="P5" style:family="paragraph" style:parent-style-name="Standard">
      <style:paragraph-properties fo:line-height="150%" fo:text-align="justify" style:justify-single-word="false"/>
      <style:text-properties fo:font-size="14pt" officeooo:rsid="001f3705" officeooo:paragraph-rsid="001f3705" style:font-size-asian="12.25pt" style:font-size-complex="14pt"/>
    </style:style>
    <style:style style:name="P6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499cm" style:auto-text-indent="false" style:page-number="auto" fo:background-color="transparent"/>
      <style:text-properties fo:font-size="14pt" officeooo:rsid="001f3705" officeooo:paragraph-rsid="001f3705" style:font-size-asian="12.25pt" style:font-size-complex="14pt"/>
    </style:style>
    <style:style style:name="P7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401cm" style:auto-text-indent="false" style:page-number="auto" fo:background-color="transparent"/>
      <style:text-properties fo:font-size="14pt" officeooo:rsid="0020c2ba" officeooo:paragraph-rsid="0020c2ba" style:font-size-asian="12.25pt" style:font-size-complex="14pt"/>
    </style:style>
    <style:style style:name="P8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01cm" style:auto-text-indent="false" fo:background-color="transparent"/>
      <style:text-properties fo:font-size="14pt" officeooo:rsid="0020c2ba" officeooo:paragraph-rsid="0020c2ba" style:font-size-asian="12.25pt" style:font-size-complex="14pt"/>
    </style:style>
    <style:style style:name="P9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01cm" style:auto-text-indent="false" fo:background-color="transparent"/>
      <style:text-properties fo:font-size="14pt" officeooo:rsid="00249856" officeooo:paragraph-rsid="00249856" style:font-size-asian="12.25pt" style:font-size-complex="14pt"/>
    </style:style>
    <style:style style:name="P10" style:family="paragraph" style:parent-style-name="Standard" style:list-style-name="L1">
      <loext:graphic-properties draw:fill="none"/>
      <style:paragraph-properties fo:margin-left="0cm" fo:margin-right="0cm" fo:line-height="150%" fo:text-align="justify" style:justify-single-word="false" fo:text-indent="1.401cm" style:auto-text-indent="false" fo:background-color="transparent"/>
      <style:text-properties fo:font-size="14pt" officeooo:rsid="00249856" officeooo:paragraph-rsid="00249856" style:font-size-asian="12.25pt" style:font-size-complex="14pt"/>
    </style:style>
    <style:style style:name="P11" style:family="paragraph" style:parent-style-name="Standard" style:list-style-name="L2">
      <loext:graphic-properties draw:fill="none"/>
      <style:paragraph-properties fo:line-height="150%" fo:text-align="justify" style:justify-single-word="false" fo:background-color="transparent"/>
      <style:text-properties fo:font-size="14pt" officeooo:rsid="00249856" officeooo:paragraph-rsid="00249856" style:font-size-asian="12.25pt" style:font-size-complex="14pt"/>
    </style:style>
    <style:style style:name="P12" style:family="paragraph" style:parent-style-name="Standard" style:list-style-name="L3">
      <loext:graphic-properties draw:fill="none"/>
      <style:paragraph-properties fo:line-height="150%" fo:text-align="justify" style:justify-single-word="false" fo:background-color="transparent"/>
      <style:text-properties fo:font-size="14pt" officeooo:rsid="00249856" officeooo:paragraph-rsid="00249856" style:font-size-asian="12.25pt" style:font-size-complex="14pt"/>
    </style:style>
    <style:style style:name="P13" style:family="paragraph" style:parent-style-name="Standard" style:list-style-name="L4">
      <loext:graphic-properties draw:fill="none"/>
      <style:paragraph-properties fo:line-height="150%" fo:text-align="justify" style:justify-single-word="false" fo:background-color="transparent"/>
      <style:text-properties fo:font-size="14pt" officeooo:rsid="00249856" officeooo:paragraph-rsid="00249856" style:font-size-asian="12.25pt" style:font-size-complex="14pt"/>
    </style:style>
    <style:style style:name="P14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01cm" style:auto-text-indent="false" fo:background-color="transparent"/>
      <style:text-properties fo:font-size="14pt" officeooo:rsid="002794f7" officeooo:paragraph-rsid="002794f7" style:font-size-asian="12.25pt" style:font-size-complex="14pt"/>
    </style:style>
    <style:style style:name="P15" style:family="paragraph" style:parent-style-name="Standard" style:list-style-name="L5">
      <loext:graphic-properties draw:fill="none"/>
      <style:paragraph-properties fo:line-height="150%" fo:text-align="justify" style:justify-single-word="false" fo:background-color="transparent"/>
      <style:text-properties fo:font-size="14pt" officeooo:rsid="002794f7" officeooo:paragraph-rsid="002794f7" style:font-size-asian="12.25pt" style:font-size-complex="14pt"/>
    </style:style>
    <style:style style:name="P16" style:family="paragraph" style:parent-style-name="Standard" style:list-style-name="L6">
      <loext:graphic-properties draw:fill="none"/>
      <style:paragraph-properties fo:line-height="150%" fo:text-align="justify" style:justify-single-word="false" fo:background-color="transparent"/>
      <style:text-properties fo:font-size="14pt" officeooo:rsid="002794f7" officeooo:paragraph-rsid="002794f7" style:font-size-asian="12.25pt" style:font-size-complex="14pt"/>
    </style:style>
    <style:style style:name="P17" style:family="paragraph" style:parent-style-name="Standard" style:list-style-name="L7">
      <loext:graphic-properties draw:fill="none"/>
      <style:paragraph-properties fo:line-height="150%" fo:text-align="justify" style:justify-single-word="false" fo:background-color="transparent"/>
      <style:text-properties fo:font-size="14pt" officeooo:rsid="002794f7" officeooo:paragraph-rsid="002794f7" style:font-size-asian="12.25pt" style:font-size-complex="14pt"/>
    </style:style>
    <style:style style:name="P18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fo:font-size="14pt" officeooo:rsid="002794f7" officeooo:paragraph-rsid="002794f7" style:font-size-asian="12.25pt" style:font-size-complex="14pt"/>
    </style:style>
    <style:style style:name="P19" style:family="paragraph" style:parent-style-name="Standard" style:list-style-name="L8">
      <loext:graphic-properties draw:fill="none"/>
      <style:paragraph-properties fo:line-height="150%" fo:text-align="justify" style:justify-single-word="false" fo:background-color="transparent"/>
      <style:text-properties fo:font-size="14pt" officeooo:rsid="002794f7" officeooo:paragraph-rsid="002794f7" style:font-size-asian="12.25pt" style:font-size-complex="14pt"/>
    </style:style>
    <style:style style:name="P20" style:family="paragraph" style:parent-style-name="Standard">
      <loext:graphic-properties draw:fill="none"/>
      <style:paragraph-properties fo:line-height="150%" fo:text-align="justify" style:justify-single-word="false" fo:background-color="transparent"/>
      <style:text-properties fo:font-size="14pt" officeooo:rsid="002794f7" officeooo:paragraph-rsid="002794f7" style:font-size-asian="12.25pt" style:font-size-complex="14pt"/>
    </style:style>
    <style:style style:name="P21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499cm" style:auto-text-indent="false" style:page-number="auto" fo:background-color="transparent">
        <style:tab-stops>
          <style:tab-stop style:position="1.593cm"/>
        </style:tab-stops>
      </style:paragraph-properties>
      <style:text-properties fo:font-size="14pt" officeooo:rsid="002794f7" officeooo:paragraph-rsid="002794f7" style:font-size-asian="12.25pt" style:font-size-complex="14pt"/>
    </style:style>
    <style:style style:name="P22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499cm" style:auto-text-indent="false" style:page-number="auto" fo:background-color="transparent"/>
      <style:text-properties fo:font-size="14pt" officeooo:rsid="002794f7" officeooo:paragraph-rsid="002794f7" style:font-size-asian="12.25pt" style:font-size-complex="14pt"/>
    </style:style>
    <style:style style:name="P23" style:family="paragraph" style:parent-style-name="Standard" style:list-style-name="L9">
      <loext:graphic-properties draw:fill="none"/>
      <style:paragraph-properties fo:line-height="150%" fo:text-align="justify" style:justify-single-word="false" fo:background-color="transparent"/>
      <style:text-properties fo:font-size="14pt" officeooo:rsid="002794f7" officeooo:paragraph-rsid="002794f7" style:font-size-asian="12.25pt" style:font-size-complex="14pt"/>
    </style:style>
    <style:style style:name="P24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401cm" style:auto-text-indent="false" style:page-number="auto" fo:background-color="transparent"/>
      <style:text-properties fo:font-size="14pt" officeooo:rsid="002794f7" officeooo:paragraph-rsid="002794f7" style:font-size-asian="12.25pt" style:font-size-complex="14pt"/>
    </style:style>
    <style:style style:name="P25" style:family="paragraph" style:parent-style-name="Standard" style:list-style-name="L10">
      <loext:graphic-properties draw:fill="none"/>
      <style:paragraph-properties fo:line-height="150%" fo:text-align="justify" style:justify-single-word="false" fo:background-color="transparent"/>
      <style:text-properties fo:font-size="14pt" officeooo:rsid="002794f7" officeooo:paragraph-rsid="002794f7" style:font-size-asian="12.25pt" style:font-size-complex="14pt"/>
    </style:style>
    <style:style style:name="P26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499cm" style:auto-text-indent="false" style:page-number="auto" fo:background-color="transparent">
        <style:tab-stops>
          <style:tab-stop style:position="1.113cm"/>
        </style:tab-stops>
      </style:paragraph-properties>
      <style:text-properties fo:font-size="14pt" officeooo:rsid="002794f7" officeooo:paragraph-rsid="002794f7" style:font-size-asian="12.25pt" style:font-size-complex="14pt"/>
    </style:style>
    <style:style style:name="P27" style:family="paragraph" style:parent-style-name="Standard" style:list-style-name="L11">
      <loext:graphic-properties draw:fill="none"/>
      <style:paragraph-properties fo:line-height="150%" fo:text-align="justify" style:justify-single-word="false" fo:background-color="transparent"/>
      <style:text-properties fo:font-size="14pt" officeooo:rsid="002794f7" officeooo:paragraph-rsid="002794f7" style:font-size-asian="12.25pt" style:font-size-complex="14pt"/>
    </style:style>
    <style:style style:name="P28" style:family="paragraph" style:parent-style-name="Standard" style:list-style-name="L12">
      <loext:graphic-properties draw:fill="none"/>
      <style:paragraph-properties fo:line-height="150%" fo:text-align="justify" style:justify-single-word="false" fo:background-color="transparent"/>
      <style:text-properties fo:font-size="14pt" officeooo:rsid="002794f7" officeooo:paragraph-rsid="002794f7" style:font-size-asian="12.25pt" style:font-size-complex="14pt"/>
    </style:style>
    <style:style style:name="T1" style:family="text">
      <style:text-properties officeooo:rsid="0020c2ba"/>
    </style:style>
    <style:style style:name="T2" style:family="text">
      <style:text-properties officeooo:rsid="002383b0"/>
    </style:style>
    <style:style style:name="T3" style:family="text">
      <style:text-properties officeooo:rsid="0021b84a"/>
    </style:style>
    <style:style style:name="T4" style:family="text">
      <style:text-properties officeooo:rsid="002cedd1"/>
    </style:style>
    <style:style style:name="T5" style:family="text">
      <style:text-properties officeooo:rsid="002794f7"/>
    </style:style>
    <style:style style:name="T6" style:family="text">
      <style:text-properties officeooo:rsid="002910d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3">Документация, содержащая описание функциональных характеристик экземпляра программного обеспечения</text:p>
      <text:p text:style-name="P4"/>
      <text:p text:style-name="P4"><text:soft-page-break/>ОГЛАВЛЕНИЕ</text:p>
      <text:p text:style-name="P4"/>
      <text:p text:style-name="P5">1. Общие сведения</text:p>
      <text:p text:style-name="P5">1.1 Обозначение и наименование программ<text:span text:style-name="T1">ного продукта</text:span> </text:p>
      <text:p text:style-name="P5">1.2 Язык программирования, на которых написана программа</text:p>
      <text:p text:style-name="P5">2. Функциональное назначение</text:p>
      <text:p text:style-name="P5">2.1 Функциональные возможности программы.</text:p>
      <text:p text:style-name="P5">3. Используемые технические средства и дополнительное программное обеспечение</text:p>
      <text:p text:style-name="P5">3.1 Технические средства</text:p>
      <text:p text:style-name="P5">3.2 Дополнительное программное обеспечение</text:p>
      <text:p text:style-name="P5">4. Входные данные </text:p>
      <text:p text:style-name="P5">5. Выходные данные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1. ОБЩИЕ СВЕДЕНИЯ</text:p>
      <text:p text:style-name="P6">1.1 Обозначение и наименование программ<text:span text:style-name="T1">ного продукта</text:span></text:p>
      <text:p text:style-name="P5"/>
      <text:p text:style-name="P7">Наименование программного продукта - «Сайт для предрегистрации игры Waifuu Warfare: Tower Tactics»</text:p>
      <text:p text:style-name="P8">Сайт для предрегистрации игры Waifuu Warfare: Tower Tactics - прикладной программный продукт в формате web-страницы.</text:p>
      <text:p text:style-name="P8">Сайт представляет собой страницу, <text:span text:style-name="T2">позволяющуюю:</text:span> <text:span text:style-name="T2">ознакомиться с описанием, механикой</text:span> игры;<text:span text:style-name="T3"> </text:span><text:span text:style-name="T2">ознакомиться</text:span> с основными <text:span text:style-name="T3">героями и строениями; заранее зарегистрировать игровой аккаунт; </text:span><text:span text:style-name="T2">узнать системные требования к игре (минимальные и рекомендуемые); скачать демо игры. На сайте также есть возможность обратиться в тех. поддержку.</text:span></text:p>
      <text:p text:style-name="P8"/>
      <text:p text:style-name="P9">1.2 Язык<text:span text:style-name="T4">и </text:span>программирования, на котор<text:span text:style-name="T4">ых </text:span>написан сайт.</text:p>
      <text:p text:style-name="P9"/>
      <text:p text:style-name="P9">Код написан на язык<text:span text:style-name="T4">ах — html и JavaScript.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2. ФУНКЦИОНАЛЬНОЕ НАЗНАЧЕНИЕ</text:p>
      <text:p text:style-name="P9"/>
      <text:p text:style-name="P9">Веб-сайт предназначен для предварительной регистрации пользователей на будущую игровую платформу или запуск новой игры, обеспечивая сбор аудитории и формирование базы заинтересованных игроков до официального релиза.</text:p>
      <text:p text:style-name="P9"/>
      <text:p text:style-name="P9">Сайт получает и обрабатывает данные пользователей, передавая их в систему учета и коммуникации, а также предоставляет участникам удобный интерфейс для отслеживания новостей, статуса регистрации и получения персональных вознаграждений.</text:p>
      <text:p text:style-name="P9"/>
      <text:p text:style-name="P9">Назначение сайта — выполнение задач по привлечению и вовлечению целевой аудитории, информированию о проекте, а также сбору контактных данных для дальнейшей коммуникации в рамках подготовки к запуску игры. Сайт дает возможность пользователям оставить заявку на участие, получить доступ к эксклюзивным материалам и быть среди первых, кто получит уведомление о старте.</text:p>
      <text:p text:style-name="P9"/>
      <text:p text:style-name="P9">Основные пользователи — это геймеры, поклонники игровых вселенных, а также потенциальные участники тестирования и раннего доступа.</text:p>
      <text:p text:style-name="P9"/>
      <text:p text:style-name="P9">2.1 Функциональные возможности <text:span text:style-name="T5">сайта</text:span></text:p>
      <text:p text:style-name="P9"/>
      <text:list text:style-name="L1">
        <text:list-item>
          <text:p text:style-name="P10">Интеграция с системами аналитики и CRM для учета регистраций;</text:p>
        </text:list-item>
        <text:list-item>
          <text:p text:style-name="P10">Приём и обработка заявок на предварительную регистрацию (подтверждение, отклонение, дублирование);</text:p>
        </text:list-item>
        <text:list-item>
          <text:p text:style-name="P10">Возможность отмены или редактирования регистрации пользователем (в случае ошибки или изменения данных);</text:p>
        </text:list-item>
        <text:list-item>
          <text:p text:style-name="P10"><text:soft-page-break/>Повторная отправка подтверждающего письма или кода верификации;</text:p>
        </text:list-item>
        <text:list-item>
          <text:p text:style-name="P10">Групповая рассылка уведомлений о новостях и обновлениях проекта;</text:p>
        </text:list-item>
        <text:list-item>
          <text:p text:style-name="P10">Выгрузка списка зарегистрированных пользователей в форматах Excel/CSV;</text:p>
        </text:list-item>
        <text:list-item>
          <text:p text:style-name="P10">Интеграция с сервисами email-рассылок (Mailchimp, SendPulse и др.);</text:p>
        </text:list-item>
        <text:list-item>
          <text:p text:style-name="P10">Возможность отложенного запуска или поэтапного открытия регистрации;</text:p>
        </text:list-item>
        <text:list-item>
          <text:p text:style-name="P10">Отображение счётчика количества участников и прогресса по целям;</text:p>
        </text:list-item>
        <text:list-item>
          <text:p text:style-name="P10">Поддержка мультиязычности и региональных ограничений;</text:p>
        </text:list-item>
        <text:list-item>
          <text:p text:style-name="P10">Административная панель для управления контентом, баннерами и промо-материалами;</text:p>
        </text:list-item>
        <text:list-item>
          <text:p text:style-name="P10">Автоматическая проверка на роботов и защита от спам-регистраций (CAPTCHA, подтверждение телефона);</text:p>
        </text:list-item>
        <text:list-item>
          <text:p text:style-name="P10">Сбор предпочтений пользователей (платформа, регион, тип игры) через опросы;</text:p>
        </text:list-item>
        <text:list-item>
          <text:p text:style-name="P10">Интеграция с Discord, Telegram или другими мессенджерами для уведомлений;</text:p>
        </text:list-item>
        <text:list-item>
          <text:p text:style-name="P10">Возможность привязки игрового аккаунта для получения бонусов после запуска;</text:p>
        </text:list-item>
        <text:list-item>
          <text:p text:style-name="P10">Отображение обратного отсчёта до даты релиза или следующего этапа проекта.</text:p>
        </text:list-item>
      </text:list>
      <text:p text:style-name="P9"/>
      <text:p text:style-name="P9"/>
      <text:p text:style-name="P9"/>
      <text:p text:style-name="P9"/>
      <text:p text:style-name="P9"/>
      <text:p text:style-name="P9"><text:soft-page-break/>3. ИСПОЛЬЗУЕМЫЕ ТЕХНИЧЕСКИЕ СРЕДСТВА И ДОПОЛНИТЕЛЬНОЕ ПРОГРАММНОЕ ОБЕСПЕЧЕНИЕ</text:p>
      <text:p text:style-name="P9"/>
      <text:p text:style-name="P9">3.1 Технические средства</text:p>
      <text:p text:style-name="P9">Компоненты веб-сайта функционируют на стандартных технических средствах, доступных пользователю. Состав и характеристики рекомендуемых средств представлены в данном разделе.</text:p>
      <text:p text:style-name="P9">Для корректной работы сайта и прохождения процедуры предварительной регистрации пользователю требуется устройство со следующими характеристиками.</text:p>
      <text:p text:style-name="P9">Минимальные требования к системе пользователя:</text:p>
      <text:list text:style-name="L2">
        <text:list-item>
          <text:p text:style-name="P11">Свободное место на диске: не требуется (браузерное приложение).</text:p>
        </text:list-item>
        <text:list-item>
          <text:p text:style-name="P11">Процессор: современный 2-ядерный процессор (Intel, AMD или аналогичный).</text:p>
        </text:list-item>
        <text:list-item>
          <text:p text:style-name="P11">Оперативная память: 2 ГБ и выше.</text:p>
        </text:list-item>
        <text:list-item>
          <text:p text:style-name="P11">Постоянное подключение к сети Интернет.</text:p>
        </text:list-item>
        <text:list-item>
          <text:p text:style-name="P11">Поддерживаемые платформы и устройства:</text:p>
        </text:list-item>
        <text:list-item>
          <text:p text:style-name="P11">Операционные системы: Windows 10/11, macOS 10.14+, iOS 14+, Android 8+.</text:p>
        </text:list-item>
        <text:list-item>
          <text:p text:style-name="P11">Браузеры (актуальные версии): Google Chrome, Mozilla Firefox, Safari, Microsoft Edge, Яндекс.Браузер.</text:p>
        </text:list-item>
        <text:list-item>
          <text:p text:style-name="P11">Устройства ввода: сенсорный экран, клавиатура, мышь.</text:p>
        </text:list-item>
      </text:list>
      <text:p text:style-name="P9"/>
      <text:p text:style-name="P9">Требования со стороны сервера (для размещения сайта):</text:p>
      <text:list text:style-name="L3">
        <text:list-item>
          <text:p text:style-name="P12">Веб-сервер: Apache 2.4+ / Nginx 1.18+</text:p>
        </text:list-item>
        <text:list-item>
          <text:p text:style-name="P12">Среда выполнения: PHP 8.0+ / Node.js 16+ (в зависимости от стека технологий).</text:p>
        </text:list-item>
        <text:list-item>
          <text:p text:style-name="P12">База данных: MySQL 5.7+ / PostgreSQL 12+</text:p>
        </text:list-item>
        <text:list-item>
          <text:p text:style-name="P12">SSL-сертификат: обязателен для безопасного соединения (HTTPS).</text:p>
        </text:list-item>
      </text:list>
      <text:p text:style-name="P9"/>
      <text:p text:style-name="P9"><text:soft-page-break/>3.2 Дополнительное программное обеспечение</text:p>
      <text:p text:style-name="P9">Для обеспечения полной функциональности сайта предварительной регистрации, включая интеграцию со сторонними сервисами, может потребоваться установка или настройка следующего дополнительного программного обеспечения и сервисов:</text:p>
      <text:p text:style-name="P9">Для пользователей:</text:p>
      <text:list text:style-name="L4">
        <text:list-item>
          <text:p text:style-name="P13">Включённые модули браузера: JavaScript, Cookies, поддержка WebSocket (обычно включены по умолчанию).</text:p>
        </text:list-item>
        <text:list-item>
          <text:p text:style-name="P13">Электронная почта: действующий почтовый ящик для получения подтверждающих писем и кодов верификации.</text:p>
        </text:list-item>
        <text:list-item>
          <text:p text:style-name="P13">Аккаунты в сторонних сервисах (опционально): для использования быстрой авторизации через социальные сети или игровые платформы (например, Steam, VK ID, Google Account).</text:p>
        </text:list-item>
        <text:list-item>
          <text:p text:style-name="P13">Для администраторов и интеграции:</text:p>
        </text:list-item>
        <text:list-item>
          <text:p text:style-name="P13">CRM-система или сервис рассылок: для управления контактами зарегистрированных пользователей (например, amoCRM, SendPulse).</text:p>
        </text:list-item>
        <text:list-item>
          <text:p text:style-name="P13">Сервисы аналитики: для отслеживания трафика и поведения пользователей (например, Яндекс.Метрика, Google Analytics 4).</text:p>
        </text:list-item>
        <text:list-item>
          <text:p text:style-name="P13">SMTP-сервис: для надежной отправки транзакционных писем.</text:p>
        </text:list-item>
        <text:list-item>
          <text:p text:style-name="P13">API-ключи для интеграции с мессенджерами (Telegram Bot API, Discord Webhook) и игровыми платформами.</text:p>
        </text:list-item>
        <text:list-item>
          <text:p text:style-name="P13"/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4"><text:soft-page-break/>4. ВХОДНЫЕ ДАННЫЕ</text:p>
      <text:p text:style-name="P14"/>
      <text:p text:style-name="P14">К входным данным относится вся информация, поступающая на сайт извне, а также вводимая пользователем в процессе предварительной регистрации или взаимодействия с интерфейсом. Эти данные сохраняются в базе данных сайта и используются для дальнейшей коммуникации, аналитики и подготовки к запуску проекта.</text:p>
      <text:p text:style-name="P14">Входными данными будут:</text:p>
      <text:p text:style-name="P14"><text:span text:style-name="T6">1. </text:span>Данные пользователя при регистрации:</text:p>
      <text:list text:style-name="L5">
        <text:list-item>
          <text:p text:style-name="P15">Адрес электронной почты;</text:p>
        </text:list-item>
        <text:list-item>
          <text:p text:style-name="P15">Имя пользователя (никнейм);</text:p>
        </text:list-item>
        <text:list-item>
          <text:p text:style-name="P15">Пароль (в хешированном виде);</text:p>
        </text:list-item>
        <text:list-item>
          <text:p text:style-name="P15">Страна и регион проживания;</text:p>
        </text:list-item>
        <text:list-item>
          <text:p text:style-name="P15">Языковой предпочтение.</text:p>
        </text:list-item>
        <text:list-item>
          <text:p text:style-name="P15">Согласие на обработку персональных данных и получение рассылки.</text:p>
        </text:list-item>
      </text:list>
      <text:p text:style-name="P14"><text:span text:style-name="T6">2. </text:span>Данные, получаемые через интеграции и внешние сервисы:</text:p>
      <text:list text:style-name="L6">
        <text:list-item>
          <text:p text:style-name="P16">Уникальный идентификатор и публичный профиль пользователя при авторизации через социальные сети (VK, OK, Facebook) или игровые платформы (Steam, PlayStation Network, Xbox Live);</text:p>
        </text:list-item>
        <text:list-item>
          <text:p text:style-name="P16">Данные аналитики о посещении сайта (события, время на странице, источник перехода).</text:p>
        </text:list-item>
      </text:list>
      <text:p text:style-name="P14"><text:span text:style-name="T6">3. </text:span>Дополнительная информация от пользователя (опционально):</text:p>
      <text:list text:style-name="L7">
        <text:list-item>
          <text:p text:style-name="P17">Ответы на опросы (предпочитаемая игровая платформа: ПК, консоль, мобильное устройство; любимые жанры игр);</text:p>
        </text:list-item>
        <text:list-item>
          <text:p text:style-name="P17">Реферальный код (если пользователь перешёл по ссылке от друга);</text:p>
        </text:list-item>
        <text:list-item>
          <text:p text:style-name="P17">Контактный номер телефона (для двухфакторной аутентификации или SMS-уведомлений).</text:p>
        </text:list-item>
      </text:list>
      <text:p text:style-name="P14"/>
      <text:p text:style-name="P14"/>
      <text:p text:style-name="P18"/>
      <text:p text:style-name="P14"><text:soft-page-break/><text:span text:style-name="T6">4. </text:span>Административные и контентные данные:</text:p>
      <text:list text:style-name="L8">
        <text:list-item>
          <text:p text:style-name="P19">Тексты, изображения и видео для новостных блоков, баннеров и страниц сайта;</text:p>
        </text:list-item>
        <text:list-item>
          <text:p text:style-name="P19">Настройки промо-кампании (даты начала/окончания регистрации, целевое количество участников, условия получения бонусов);</text:p>
        </text:list-item>
        <text:list-item>
          <text:p text:style-name="P19">Списки email-адресов для ручного импорта или массовых рассылок.</text:p>
        </text:list-item>
      </text:list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5. ВЫХОДНЫЕ ДАННЫЕ</text:p>
      <text:p text:style-name="P20"/>
      <text:p text:style-name="P21">К выходным данным относится вся информация, которую пользователь или администратор видит на экране во время взаимодействия с сайтом, а также данные, формируемые системой для внешнего использования. Выходные данные генерируются на основе информации, хранящейся в базе данных.</text:p>
      <text:p text:style-name="P22">Основные выходные данные, доступные пользователям:</text:p>
      <text:list text:style-name="L9">
        <text:list-header>
          <text:p text:style-name="P23"><text:span text:style-name="T6">1. </text:span>Личная информация и статус:</text:p>
        </text:list-header>
        <text:list-item>
          <text:p text:style-name="P23">Подтверждение успешной регистрации на экране и по email;</text:p>
        </text:list-item>
        <text:list-item>
          <text:p text:style-name="P23">Личный кабинет с отображением введённых данных (email, никнейм, предпочтения);</text:p>
        </text:list-item>
        <text:list-item>
          <text:p text:style-name="P23">Статус регистрации и персональный номер/ID участника;</text:p>
        </text:list-item>
        <text:list-item>
          <text:p text:style-name="P23">Персональный реферальный код и статистика по приглашённым друзьям;</text:p>
        </text:list-item>
        <text:list-item>
          <text:p text:style-name="P23">Статус получения и активность промо-кода или бонуса за предрегистрацию.</text:p>
          <text:p text:style-name="P23"><text:span text:style-name="T6">2. </text:span>Публичная информация и контент сайта:</text:p>
        </text:list-item>
        <text:list-item>
          <text:p text:style-name="P23">Лента новостей и анонсов проекта;</text:p>
        </text:list-item>
        <text:list-item>
          <text:p text:style-name="P23">Счётчик общего количества зарегистрированных участников;</text:p>
        </text:list-item>
        <text:list-item>
          <text:p text:style-name="P23">Прогресс-бар сбора аудитории (например, "X% до цели в Y участников");</text:p>
        </text:list-item>
        <text:list-item>
          <text:p text:style-name="P23">Таймер обратного отсчёта до даты запуска или следующего этапа;</text:p>
        </text:list-item>
        <text:list-item>
          <text:p text:style-name="P23">Галерея скриншотов, трейлеров и артов игры.</text:p>
        </text:list-item>
      </text:list>
      <text:p text:style-name="P24"><text:span text:style-name="T6">3.</text:span>Автоматически генерируемые системой данные:</text:p>
      <text:list text:style-name="L10">
        <text:list-item>
          <text:p text:style-name="P25">Email-уведомления (подтверждение регистрации, важные новости, напоминания);</text:p>
        </text:list-item>
        <text:list-item>
          <text:p text:style-name="P25">Персональная реферальная ссылка для приглашений.</text:p>
        </text:list-item>
      </text:list>
      <text:p text:style-name="P22">Основные выходные данные и отчёты, доступные администраторам:</text:p>
      <text:p text:style-name="P22">Вывод данных для администрации осуществляется через панель управления с возможностью формирования отчётов по заданным критериям, а также их выгрузки.</text:p>
      <text:p text:style-name="P20"/>
      <text:p text:style-name="P26"><text:soft-page-break/>Отчёты, доступные в административной панели:</text:p>
      <text:list text:style-name="L11">
        <text:list-item>
          <text:p text:style-name="P27">Сводный отчёт по регистрациям: динамика регистраций по дням, неделям, месяцам.</text:p>
        </text:list-item>
        <text:list-item>
          <text:p text:style-name="P27">Отчёт по источникам трафика: эффективность рекламных каналов, социальных сетей и реферальных ссылок.</text:p>
        </text:list-item>
        <text:list-item>
          <text:p text:style-name="P27">Географический отчёт: распределение участников по странам, регионам и городам.</text:p>
        </text:list-item>
        <text:list-item>
          <text:p text:style-name="P27">Отчёт по платформам и предпочтениям: статистика по выбранным пользователям игровым платформам (ПК, консоли, мобильные) и жанрам.</text:p>
        </text:list-item>
        <text:list-item>
          <text:p text:style-name="P27">Отчёт по активности реферальной программы: топ-участников по приглашениям, общая эффективность программы.</text:p>
        </text:list-item>
        <text:list-item>
          <text:p text:style-name="P27">Отчёт по доставке уведомлений: статистика открытия email-рассылок и переходов по ссылкам.</text:p>
        </text:list-item>
        <text:list-item>
          <text:p text:style-name="P27">Список всех участников: детализированный перечень зарегистрированных пользователей с контактными данными и мета-информацией.</text:p>
        </text:list-item>
      </text:list>
      <text:p text:style-name="P20"/>
      <text:p text:style-name="P24">Помимо отчётов, в административной панели предусмотрены кнопки «Экспорт» и «Выгрузить», которые позволяют выгружать данные, отображаемые на экране, в удобные форматы, а именно:</text:p>
      <text:list text:style-name="L12">
        <text:list-item>
          <text:p text:style-name="P28">Полный или отфильтрованный список участников в форматах Excel (XLSX) или CSV;</text:p>
        </text:list-item>
        <text:list-item>
          <text:p text:style-name="P28">Список email-адресов для импорта в сервисы рассылок;</text:p>
        </text:list-item>
        <text:list-item>
          <text:p text:style-name="P28">Статистические графики и диаграммы в виде изображений (PNG, JPG) или PDF-документов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" svg:font-family="'Droid Sans'" style:font-family-generic="swiss"/>
    <style:font-face style:name="Droid Sans1" svg:font-family="'Droid Sans'" style:font-family-generic="system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roid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roid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roid Sans1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" style:font-family-complex="'Droid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" style:font-family-complex="'Droid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" style:font-family-complex="'Droid Sans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roid Sans1" style:font-family-complex="'Droid Sans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1T10:59:59.569187557</meta:creation-date>
    <dc:date>2025-12-04T17:28:29.424687023</dc:date>
    <meta:editing-duration>PT1H7M32S</meta:editing-duration>
    <meta:editing-cycles>4</meta:editing-cycles>
    <meta:generator>LibreOffice/24.8.4.1$Linux_X86_64 LibreOffice_project/480$Build-1</meta:generator>
    <meta:document-statistic meta:table-count="0" meta:image-count="0" meta:object-count="0" meta:page-count="11" meta:paragraph-count="124" meta:word-count="1240" meta:character-count="9744" meta:non-whitespace-character-count="8697"/>
  </office:meta>
</office:document-meta>
</file>